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ce6" officeooo:paragraph-rsid="00068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y Representations of Negative Numbers:</text:p>
      <text:p text:style-name="P1"/>
      <text:p text:style-name="P1"><text:tab/>Sign-Magnitude</text:p>
      <text:p text:style-name="P1"/>
      <text:p text:style-name="P1"><text:tab/><text:tab/>1 bit Sign | <text:s/>Absolute value of remaining Bits</text:p>
      <text:p text:style-name="P1"/>
      <text:p text:style-name="P1"><text:tab/><text:tab/>Pos 0 and Neg 0</text:p>
      <text:p text:style-name="P1"><text:tab/><text:tab/>-127 to 127</text:p>
      <text:p text:style-name="P1"/>
      <text:p text:style-name="P1"><text:tab/>One’s Complement</text:p>
      <text:p text:style-name="P1"/>
      <text:p text:style-name="P1"><text:tab/><text:tab/>Negative numbers are represented as the bitwise NOT of positives</text:p>
      <text:p text:style-name="P1"><text:tab/><text:tab/></text:p>
      <text:p text:style-name="P1"><text:tab/><text:tab/>Pos 0 Neg 0</text:p>
      <text:p text:style-name="P1"><text:tab/><text:tab/>-127 to 127</text:p>
      <text:p text:style-name="P1"/>
      <text:p text:style-name="P1"><text:tab/>Two’s Complement</text:p>
      <text:p text:style-name="P1"/>
      <text:p text:style-name="P1"><text:tab/><text:tab/>One 0</text:p>
      <text:p text:style-name="P1"><text:tab/><text:tab/>-128 to 127</text:p>
      <text:p text:style-name="P1"/>
      <text:p text:style-name="P1"><text:tab/>Offset Binary</text:p>
      <text:p text:style-name="P1"/>
      <text:p text:style-name="P1"><text:tab/><text:tab/>-128 to 127 in order from 00000000 to 1111111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7:25:10.492480255</meta:creation-date>
    <dc:date>2024-12-15T17:47:59.195096982</dc:date>
    <meta:editing-duration>PT22M50S</meta:editing-duration>
    <meta:editing-cycles>1</meta:editing-cycles>
    <meta:document-statistic meta:table-count="0" meta:image-count="0" meta:object-count="0" meta:page-count="1" meta:paragraph-count="15" meta:word-count="60" meta:character-count="346" meta:non-whitespace-character-count="275"/>
    <meta:generator>LibreOffice/24.2.7.2$Linux_X86_64 LibreOffice_project/420$Build-2</meta:generator>
  </office:meta>
</office:document-meta>
</file>